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A0000005620925C4D.png"/>
  <manifest:file-entry manifest:media-type="image/png" manifest:full-path="Pictures/10000201000002FA0000004B43FA46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hortcuts" style:family="table" style:master-page-name="">
      <style:table-properties style:width="8.837cm" fo:margin-left="0.058cm" fo:margin-right="0.15cm" style:page-number="0" table:align="margins"/>
    </style:style>
    <style:style style:name="Shortcuts.A" style:family="table-column">
      <style:table-column-properties style:column-width="5.98cm" style:rel-column-width="3390*"/>
    </style:style>
    <style:style style:name="Shortcuts.B" style:family="table-column">
      <style:table-column-properties style:column-width="2.858cm" style:rel-column-width="1620*"/>
    </style:style>
    <style:style style:name="Shortcuts.A1" style:family="table-cell">
      <style:table-cell-properties style:vertical-align="middle" fo:background-color="#e6ff00">
        <style:background-image/>
      </style:table-cell-properties>
    </style:style>
    <style:style style:name="Shortcuts.B1" style:family="table-cell">
      <style:table-cell-properties fo:background-color="#e6ff00">
        <style:background-image/>
      </style:table-cell-properties>
    </style:style>
    <style:style style:name="Shortcuts.A2" style:family="table-cell">
      <style:table-cell-properties style:vertical-align="middle" fo:background-color="transparent">
        <style:background-image/>
      </style:table-cell-properties>
    </style:style>
    <style:style style:name="Shortcuts.B2" style:family="table-cell">
      <style:table-cell-properties fo:background-color="transparent">
        <style:background-image/>
      </style:table-cell-properties>
    </style:style>
    <style:style style:name="Tabla1" style:family="table" style:master-page-name="">
      <style:table-properties style:width="9.525cm" fo:margin-left="-0.75cm" fo:margin-right="0.27cm" style:page-number="0" table:align="margins"/>
    </style:style>
    <style:style style:name="Tabla1.A" style:family="table-column">
      <style:table-column-properties style:column-width="7.064cm" style:rel-column-width="4005*"/>
    </style:style>
    <style:style style:name="Tabla1.B" style:family="table-column">
      <style:table-column-properties style:column-width="2.461cm" style:rel-column-width="1395*"/>
    </style:style>
    <style:style style:name="Tabla1.A1" style:family="table-cell">
      <style:table-cell-properties style:vertical-align="middle" fo:background-color="#e6ff00">
        <style:background-image/>
      </style:table-cell-properties>
    </style:style>
    <style:style style:name="Tabla1.B1" style:family="table-cell">
      <style:table-cell-properties fo:background-color="#e6ff00">
        <style:background-image/>
      </style:table-cell-properties>
    </style:style>
    <style:style style:name="Tabla1.A2" style:family="table-cell">
      <style:table-cell-properties style:vertical-align="middle" fo:background-color="transparent">
        <style:background-image/>
      </style:table-cell-properties>
    </style:style>
    <style:style style:name="Tabla1.B2" style:family="table-cell">
      <style:table-cell-properties fo:background-color="transparent">
        <style:background-image/>
      </style:table-cell-properties>
    </style:style>
    <style:style style:name="P1" style:family="paragraph" style:parent-style-name="MiRenglonEspecial">
      <style:paragraph-properties fo:text-align="start" style:justify-single-word="false"/>
      <style:text-properties style:font-name="Apple Garamond1"/>
    </style:style>
    <style:style style:name="P2" style:family="paragraph" style:parent-style-name="MiCuerpo1">
      <style:text-properties fo:font-size="7pt" style:font-size-asian="7pt" style:font-size-complex="7pt"/>
    </style:style>
    <style:style style:name="P3" style:family="paragraph" style:parent-style-name="MiRenglonEspecial">
      <style:paragraph-properties fo:margin-top="0.101cm" fo:margin-bottom="0.101cm" fo:text-align="start" style:justify-single-word="false" fo:background-color="transparent" fo:padding="0cm" fo:border="none" style:shadow="none" fo:keep-with-next="always">
        <style:tab-stops/>
        <style:background-image/>
      </style:paragraph-properties>
    </style:style>
    <style:style style:name="P4" style:family="paragraph" style:parent-style-name="MiRenglonEspecial">
      <style:paragraph-properties fo:margin-left="0cm" fo:margin-right="0cm" fo:text-indent="0cm" style:auto-text-indent="false"/>
    </style:style>
    <style:style style:name="P5" style:family="paragraph" style:parent-style-name="MiRenglonEspecial">
      <style:paragraph-properties fo:margin-left="0.397cm" fo:margin-right="0cm" fo:margin-top="0.101cm" fo:margin-bottom="0.101cm" fo:text-align="start" style:justify-single-word="false" fo:text-indent="0cm" style:auto-text-indent="false" fo:padding="0cm" fo:border="none" style:shadow="none" fo:keep-with-next="always">
        <style:tab-stops/>
      </style:paragraph-properties>
    </style:style>
    <style:style style:name="P6" style:family="paragraph" style:parent-style-name="MiRenglonEspecialDerecho">
      <style:text-properties fo:background-color="transparent"/>
    </style:style>
    <style:style style:name="P7" style:family="paragraph" style:parent-style-name="MiRenglonEspecialDerecho">
      <style:paragraph-properties fo:margin-top="0.101cm" fo:margin-bottom="0.101cm" fo:text-align="center" style:justify-single-word="false" fo:background-color="transparent" fo:padding="0cm" fo:border="none" style:shadow="none" fo:keep-with-next="always">
        <style:tab-stops/>
        <style:background-image/>
      </style:paragraph-properties>
    </style:style>
    <style:style style:name="P8" style:family="paragraph" style:parent-style-name="MiRenglonEspecialDerecho">
      <style:paragraph-properties fo:margin-left="0.053cm" fo:margin-right="-0.476cm" fo:margin-top="0.101cm" fo:margin-bottom="0.101cm" fo:text-align="center" style:justify-single-word="false" fo:text-indent="0cm" style:auto-text-indent="false" fo:background-color="transparent" fo:padding="0cm" fo:border="none" style:shadow="none" fo:keep-with-next="always">
        <style:tab-stops/>
        <style:background-image/>
      </style:paragraph-properties>
      <style:text-properties fo:color="#2323dc" style:font-name="Lucida Grande" fo:font-style="normal" fo:font-weight="bold" style:font-name-asian="DejaVu Sans" style:font-style-asian="italic" style:font-weight-asian="normal" style:font-name-complex="Tahoma" style:font-style-complex="italic"/>
    </style:style>
    <style:style style:name="P9" style:family="paragraph" style:parent-style-name="MiTitulo2">
      <style:paragraph-properties fo:margin-left="-0.868cm" fo:margin-right="0.296cm" fo:text-indent="0cm" style:auto-text-indent="false"/>
    </style:style>
    <style:style style:name="T1" style:family="text">
      <style:text-properties fo:color="#0084d1" style:font-name="Lucida Grande" fo:font-size="10pt" fo:font-style="normal" style:font-name-asian="DejaVu Sans" style:font-size-asian="14pt" style:font-style-asian="italic" style:font-weight-asian="normal" style:font-name-complex="Tahoma" style:font-size-complex="14pt" style:font-style-complex="italic"/>
    </style:style>
    <style:style style:name="T2" style:family="text">
      <style:text-properties fo:color="#0084d1" style:font-name="Lucida Grande" fo:font-size="10pt" fo:font-style="normal" fo:background-color="transparent" style:font-name-asian="DejaVu Sans" style:font-size-asian="14pt" style:font-style-asian="italic" style:font-weight-asian="normal" style:font-name-complex="Tahoma" style:font-size-complex="14pt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background-color="transparen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33192*" fo:start-indent="0cm" fo:end-indent="0.635cm"/>
          <style:column style:rel-width="32343*" fo:start-indent="0.63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2" text:anchor-type="page" text:anchor-page-number="1" svg:x="0cm" svg:y="25.8cm" svg:width="21.59cm" svg:height="2.14cm" draw:z-index="1">
        <draw:image xlink:href="Pictures/10000201000002FA0000004B43FA4622.png" xlink:type="simple" xlink:show="embed" xlink:actuate="onLoad"/>
      </draw:frame>
      <text:p text:style-name="MiCuerpo1"><draw:frame draw:style-name="fr2" draw:name="gráficos1" text:anchor-type="paragraph" svg:x="-1.401cm" svg:y="-1.401cm" svg:width="21.59cm" svg:height="2.461cm" draw:z-index="0"><draw:image xlink:href="Pictures/10000201000002FA0000005620925C4D.png" xlink:type="simple" xlink:show="embed" xlink:actuate="onLoad"/></draw:frame></text:p>
      <text:section text:style-name="Sect1" text:name="Sección1">
        <text:p text:style-name="MiTitulo2">Para lemon</text:p>
        <text:p text:style-name="P9">Para squeeze</text:p>
      </text:section>
      <text:p text:style-name="P2"/>
      <text:section text:style-name="Sect2" text:name="Sección2">
        <table:table table:name="Shortcuts" table:style-name="Shortcuts">
          <table:table-column table:style-name="Shortcuts.A"/>
          <table:table-column table:style-name="Shortcuts.B"/>
          <table:table-row>
            <table:table-cell table:style-name="Shortcuts.A1" office:value-type="string">
              <text:p text:style-name="MiRenglonEspecial">Iniciar Operaciones</text:p>
            </table:table-cell>
            <table:table-cell table:style-name="Shortcuts.B1" office:value-type="string">
              <text:p text:style-name="MiRenglonEspecialDerecho">Ctrl+N </text:p>
            </table:table-cell>
          </table:table-row>
          <table:table-row>
            <table:table-cell table:style-name="Shortcuts.A2" office:value-type="string">
              <text:p text:style-name="MiRenglonEspecial">Seleccionar entrar codigo</text:p>
            </table:table-cell>
            <table:table-cell table:style-name="Shortcuts.B2" office:value-type="string">
              <text:p text:style-name="MiRenglonEspecialDerecho">F2</text:p>
            </table:table-cell>
          </table:table-row>
          <table:table-row>
            <table:table-cell table:style-name="Shortcuts.A1" office:value-type="string">
              <text:p text:style-name="MiRenglonEspecial">Método de pago – Efectivo</text:p>
            </table:table-cell>
            <table:table-cell table:style-name="Shortcuts.B1" office:value-type="string">
              <text:p text:style-name="MiRenglonEspecialDerecho">Alt+E</text:p>
            </table:table-cell>
          </table:table-row>
          <table:table-row>
            <table:table-cell table:style-name="Shortcuts.A2" office:value-type="string">
              <text:p text:style-name="MiRenglonEspecial">Método de pago – Tarjeta</text:p>
            </table:table-cell>
            <table:table-cell table:style-name="Shortcuts.B2" office:value-type="string">
              <text:p text:style-name="P7">Alt+T </text:p>
            </table:table-cell>
          </table:table-row>
          <table:table-row>
            <table:table-cell table:style-name="Shortcuts.A1" office:value-type="string">
              <text:p text:style-name="MiRenglonEspecial">Seleccionar cantidad pagada</text:p>
            </table:table-cell>
            <table:table-cell table:style-name="Shortcuts.B1" office:value-type="string">
              <text:p text:style-name="MiRenglonEspecialDerecho">Alt+N</text:p>
            </table:table-cell>
          </table:table-row>
          <table:table-row>
            <table:table-cell table:style-name="Shortcuts.A2" office:value-type="string">
              <text:p text:style-name="MiRenglonEspecial">Búsqueda de productos</text:p>
            </table:table-cell>
            <table:table-cell table:style-name="Shortcuts.B2" office:value-type="string">
              <text:p text:style-name="MiRenglonEspecialDerecho">F3</text:p>
            </table:table-cell>
          </table:table-row>
          <table:table-row>
            <table:table-cell table:style-name="Shortcuts.A1" office:value-type="string">
              <text:p text:style-name="MiRenglonEspecial">Mostrar Rejilla de productos</text:p>
            </table:table-cell>
            <table:table-cell table:style-name="Shortcuts.B1" office:value-type="string">
              <text:p text:style-name="MiRenglonEspecialDerecho">Ctrl+P </text:p>
            </table:table-cell>
          </table:table-row>
          <table:table-row>
            <table:table-cell table:style-name="Shortcuts.A2" office:value-type="string">
              <text:p text:style-name="MiRenglonEspecial">Borrar un producto de la lista</text:p>
            </table:table-cell>
            <table:table-cell table:style-name="Shortcuts.B2" office:value-type="string">
              <text:p text:style-name="MiRenglonEspecialDerecho">Ctrl+-</text:p>
            </table:table-cell>
          </table:table-row>
          <table:table-row>
            <table:table-cell table:style-name="Shortcuts.A1" office:value-type="string">
              <text:p text:style-name="MiRenglonEspecial">Cancelar transacción actual</text:p>
            </table:table-cell>
            <table:table-cell table:style-name="Shortcuts.B1" office:value-type="string">
              <text:p text:style-name="MiRenglonEspecialDerecho">F10</text:p>
            </table:table-cell>
          </table:table-row>
          <table:table-row>
            <table:table-cell table:style-name="Shortcuts.A2" office:value-type="string">
              <text:p text:style-name="MiRenglonEspecial">Cancelar un ticket</text:p>
            </table:table-cell>
            <table:table-cell table:style-name="Shortcuts.B2" office:value-type="string">
              <text:p text:style-name="MiRenglonEspecialDerecho">F11</text:p>
            </table:table-cell>
          </table:table-row>
          <table:table-row>
            <table:table-cell table:style-name="Shortcuts.A1" office:value-type="string">
              <text:p text:style-name="MiRenglonEspecial">Reimprimir tickets</text:p>
            </table:table-cell>
            <table:table-cell table:style-name="Shortcuts.B1" office:value-type="string">
              <text:p text:style-name="MiRenglonEspecialDerecho">F5</text:p>
            </table:table-cell>
          </table:table-row>
          <table:table-row>
            <table:table-cell table:style-name="Shortcuts.A2" office:value-type="string">
              <text:p text:style-name="MiRenglonEspecial">Mostrar checador de precios</text:p>
            </table:table-cell>
            <table:table-cell table:style-name="Shortcuts.B2" office:value-type="string">
              <text:p text:style-name="MiRenglonEspecialDerecho">F9</text:p>
            </table:table-cell>
          </table:table-row>
          <table:table-row>
            <table:table-cell table:style-name="Shortcuts.A1" office:value-type="string">
              <text:p text:style-name="MiRenglonEspecial">Efectivo disponible en gaveta</text:p>
            </table:table-cell>
            <table:table-cell table:style-name="Shortcuts.B1" office:value-type="string">
              <text:p text:style-name="MiRenglonEspecialDerecho">F6</text:p>
            </table:table-cell>
          </table:table-row>
          <table:table-row>
            <table:table-cell table:style-name="Shortcuts.A2" office:value-type="string">
              <text:p text:style-name="MiRenglonEspecial">Salida de efectivo</text:p>
            </table:table-cell>
            <table:table-cell table:style-name="Shortcuts.B2" office:value-type="string">
              <text:p text:style-name="MiRenglonEspecialDerecho">F7</text:p>
            </table:table-cell>
          </table:table-row>
          <table:table-row>
            <table:table-cell table:style-name="Shortcuts.A1" office:value-type="string">
              <text:p text:style-name="MiRenglonEspecial">Entrada de efectivo</text:p>
            </table:table-cell>
            <table:table-cell table:style-name="Shortcuts.B1" office:value-type="string">
              <text:p text:style-name="MiRenglonEspecialDerecho">F8</text:p>
            </table:table-cell>
          </table:table-row>
          <table:table-row>
            <table:table-cell table:style-name="Shortcuts.A2" office:value-type="string">
              <text:p text:style-name="MiRenglonEspecial">Corte de caja</text:p>
            </table:table-cell>
            <table:table-cell table:style-name="Shortcuts.B2" office:value-type="string">
              <text:p text:style-name="MiRenglonEspecialDerecho">Ctrl-B</text:p>
            </table:table-cell>
          </table:table-row>
          <table:table-row>
            <table:table-cell table:style-name="Shortcuts.A1" office:value-type="string">
              <text:p text:style-name="MiRenglonEspecial">Reporte de fin del día</text:p>
            </table:table-cell>
            <table:table-cell table:style-name="Shortcuts.B1" office:value-type="string">
              <text:p text:style-name="MiRenglonEspecialDerecho">Ctrl-W</text:p>
            </table:table-cell>
          </table:table-row>
          <table:table-row>
            <table:table-cell table:style-name="Shortcuts.A2" office:value-type="string">
              <text:p text:style-name="MiRenglonEspecial">Cambiar usuario</text:p>
            </table:table-cell>
            <table:table-cell table:style-name="Shortcuts.B2" office:value-type="string">
              <text:p text:style-name="MiRenglonEspecialDerecho">Ctrl-L</text:p>
            </table:table-cell>
          </table:table-row>
          <table:table-row>
            <table:table-cell table:style-name="Shortcuts.A1" office:value-type="string">
              <text:p text:style-name="P5"><text:span text:style-name="T2">Agregar</text:span><text:span text:style-name="T4"> Orden Especial</text:span></text:p>
            </table:table-cell>
            <table:table-cell table:style-name="Shortcuts.B1" office:value-type="string">
              <text:p text:style-name="P6">REG PAG</text:p>
            </table:table-cell>
          </table:table-row>
          <table:table-row>
            <table:table-cell table:style-name="Shortcuts.A2" office:value-type="string">
              <text:p text:style-name="MiRenglonEspecial">Completar Orden Especial</text:p>
            </table:table-cell>
            <table:table-cell table:style-name="Shortcuts.B2" office:value-type="string">
              <text:p text:style-name="MiRenglonEspecialDerecho">AV PAG</text:p>
            </table:table-cell>
          </table:table-row>
          <table:table-row>
            <table:table-cell table:style-name="Shortcuts.A1" office:value-type="string">
              <text:p text:style-name="MiRenglonEspecial">Cambiar estatus de orden especial</text:p>
            </table:table-cell>
            <table:table-cell table:style-name="Shortcuts.B1" office:value-type="string">
              <text:p text:style-name="MiRenglonEspecialDerecho">Ctrl-RegPag</text:p>
            </table:table-cell>
          </table:table-row>
          <table:table-row>
            <table:table-cell table:style-name="Shortcuts.A2" office:value-type="string">
              <text:p text:style-name="MiRenglonEspecial">Suspender Venta</text:p>
            </table:table-cell>
            <table:table-cell table:style-name="Shortcuts.B2" office:value-type="string">
              <text:p text:style-name="MiRenglonEspecialDerecho">Ctrl-Retroceso</text:p>
            </table:table-cell>
          </table:table-row>
          <table:table-row>
            <table:table-cell table:style-name="Shortcuts.A1" office:value-type="string">
              <text:p text:style-name="MiRenglonEspecial">Retomar Venta suspendida</text:p>
            </table:table-cell>
            <table:table-cell table:style-name="Shortcuts.B1" office:value-type="string">
              <text:p text:style-name="MiRenglonEspecialDerecho">Ctr-R</text:p>
            </table:table-cell>
          </table:table-row>
          <table:table-row>
            <table:table-cell table:style-name="Shortcuts.A2" office:value-type="string">
              <text:p text:style-name="MiRenglonEspecial">Aplicar un descuento ocasional</text:p>
            </table:table-cell>
            <table:table-cell table:style-name="Shortcuts.B2" office:value-type="string">
              <text:p text:style-name="MiRenglonEspecialDerecho">Ctrl-D</text:p>
            </table:table-cell>
          </table:table-row>
          <table:table-row>
            <table:table-cell table:style-name="Shortcuts.A1" office:value-type="string">
              <text:p text:style-name="MiRenglonEspecial">Bloquear Pantalla</text:p>
            </table:table-cell>
            <table:table-cell table:style-name="Shortcuts.B1" office:value-type="string">
              <text:p text:style-name="MiRenglonEspecialDerecho">Ctrl-Barra espaciadora</text:p>
            </table:table-cell>
          </table:table-row>
        </table:table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P4"/>
            </table:table-cell>
            <table:table-cell table:style-name="Tabla1.B1" office:value-type="string">
              <text:p text:style-name="MiRenglonEspecialDerecho">Ctrl+L </text:p>
            </table:table-cell>
          </table:table-row>
          <table:table-row>
            <table:table-cell table:style-name="Tabla1.A2" office:value-type="string">
              <text:p text:style-name="P3">Lista <text:span text:style-name="T1">de</text:span> productos</text:p>
            </table:table-cell>
            <table:table-cell table:style-name="Tabla1.B2" office:value-type="string">
              <text:p text:style-name="MiRenglonEspecialDerecho">Ctrl+P</text:p>
            </table:table-cell>
          </table:table-row>
          <table:table-row>
            <table:table-cell table:style-name="Tabla1.A1" office:value-type="string">
              <text:p text:style-name="MiRenglonEspecial">Lista de ofertas</text:p>
            </table:table-cell>
            <table:table-cell table:style-name="Tabla1.B1" office:value-type="string">
              <text:p text:style-name="MiRenglonEspecialDerecho">Ctrl+O</text:p>
            </table:table-cell>
          </table:table-row>
          <table:table-row>
            <table:table-cell table:style-name="Tabla1.A2" office:value-type="string">
              <text:p text:style-name="MiRenglonEspecial">Lista de categorías</text:p>
            </table:table-cell>
            <table:table-cell table:style-name="Tabla1.B2" office:value-type="string">
              <text:p text:style-name="MiRenglonEspecialDerecho">Ctrl+C</text:p>
            </table:table-cell>
          </table:table-row>
          <table:table-row>
            <table:table-cell table:style-name="Tabla1.A1" office:value-type="string">
              <text:p text:style-name="MiRenglonEspecial">Lista de pesos y medidas</text:p>
            </table:table-cell>
            <table:table-cell table:style-name="Tabla1.B1" office:value-type="string">
              <text:p text:style-name="MiRenglonEspecialDerecho">Ctrl+M</text:p>
            </table:table-cell>
          </table:table-row>
          <table:table-row>
            <table:table-cell table:style-name="Tabla1.A2" office:value-type="string">
              <text:p text:style-name="MiRenglonEspecial">Lista de usuarios</text:p>
            </table:table-cell>
            <table:table-cell table:style-name="Tabla1.B2" office:value-type="string">
              <text:p text:style-name="MiRenglonEspecialDerecho">Ctrl+U</text:p>
            </table:table-cell>
          </table:table-row>
          <table:table-row>
            <table:table-cell table:style-name="Tabla1.A1" office:value-type="string">
              <text:p text:style-name="MiRenglonEspecial">Lista de clientes</text:p>
            </table:table-cell>
            <table:table-cell table:style-name="Tabla1.B1" office:value-type="string">
              <text:p text:style-name="MiRenglonEspecialDerecho">Ctrl+I </text:p>
            </table:table-cell>
          </table:table-row>
          <table:table-row>
            <table:table-cell table:style-name="Tabla1.A2" office:value-type="string">
              <text:p text:style-name="MiRenglonEspecial">Lista de transacciones</text:p>
            </table:table-cell>
            <table:table-cell table:style-name="Tabla1.B2" office:value-type="string">
              <text:p text:style-name="MiRenglonEspecialDerecho">Ctrl+T</text:p>
            </table:table-cell>
          </table:table-row>
          <table:table-row>
            <table:table-cell table:style-name="Tabla1.A1" office:value-type="string">
              <text:p text:style-name="MiRenglonEspecial">Lista de cortes de caja</text:p>
            </table:table-cell>
            <table:table-cell table:style-name="Tabla1.B1" office:value-type="string">
              <text:p text:style-name="MiRenglonEspecialDerecho">Ctrl+B</text:p>
            </table:table-cell>
          </table:table-row>
          <table:table-row>
            <table:table-cell table:style-name="Tabla1.A2" office:value-type="string">
              <text:p text:style-name="MiRenglonEspecial">Lista de flujo de efectivo</text:p>
            </table:table-cell>
            <table:table-cell table:style-name="Tabla1.B2" office:value-type="string">
              <text:p text:style-name="MiRenglonEspecialDerecho">Ctrl+F</text:p>
            </table:table-cell>
          </table:table-row>
          <table:table-row>
            <table:table-cell table:style-name="Tabla1.A1" office:value-type="string">
              <text:p text:style-name="MiRenglonEspecial">Entrada de productos</text:p>
            </table:table-cell>
            <table:table-cell table:style-name="Tabla1.B1" office:value-type="string">
              <text:p text:style-name="MiRenglonEspecialDerecho">F2</text:p>
            </table:table-cell>
          </table:table-row>
          <table:table-row>
            <table:table-cell table:style-name="Tabla1.A2" office:value-type="string">
              <text:p text:style-name="MiRenglonEspecial">Salida de productos</text:p>
            </table:table-cell>
            <table:table-cell table:style-name="Tabla1.B2" office:value-type="string">
              <text:p text:style-name="MiRenglonEspecialDerecho">F3</text:p>
            </table:table-cell>
          </table:table-row>
          <table:table-row>
            <table:table-cell table:style-name="Tabla1.A1" office:value-type="string">
              <text:p text:style-name="MiRenglonEspecial">Correccion de inventario</text:p>
            </table:table-cell>
            <table:table-cell table:style-name="Tabla1.B1" office:value-type="string">
              <text:p text:style-name="P8">F4</text:p>
            </table:table-cell>
          </table:table-row>
          <table:table-row>
            <table:table-cell table:style-name="Tabla1.A2" office:value-type="string">
              <text:p text:style-name="MiRenglonEspecial">Ver Reportes [impresos y en pantalla]</text:p>
            </table:table-cell>
            <table:table-cell table:style-name="Tabla1.B2" office:value-type="string">
              <text:p text:style-name="P8">F5</text:p>
            </table:table-cell>
          </table:table-row>
          <table:table-row>
            <table:table-cell table:style-name="Tabla1.A1" office:value-type="string">
              <text:p text:style-name="P1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1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1" office:value-type="string">
              <text:p text:style-name="P1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1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</table:table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1" fo:font-size="10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>
      <style:paragraph-properties fo:margin-left="-0.199cm" fo:margin-right="-0.199cm" fo:text-align="start" style:justify-single-word="false" fo:text-indent="0cm" style:auto-text-indent="false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style:font-weight-asian="normal"/>
    </style:style>
    <style:style style:name="MiRenglonEspecial" style:family="paragraph" style:parent-style-name="MiSubtitulo2" style:auto-update="true" style:master-page-name="">
      <style:paragraph-properties fo:margin-left="0.397cm" fo:margin-right="0cm" fo:margin-top="0.101cm" fo:margin-bottom="0.101cm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font-name="Lucida Grand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iRenglonEspecialDerecho" style:family="paragraph" style:parent-style-name="MiRenglonEspecial" style:auto-update="true" style:master-page-name="">
      <style:paragraph-properties fo:margin-left="0.053cm" fo:margin-right="-0.476cm" fo:text-align="center" style:justify-single-word="false" fo:text-indent="0cm" style:auto-text-indent="false" style:page-number="auto"/>
      <style:text-properties fo:color="#2323dc" fo:font-size="9pt" fo:font-style="normal" fo:font-weight="bold" style:font-size-asian="9pt" style:font-weight-asian="normal" style:font-size-complex="9pt"/>
    </style:style>
    <style:style style:name="MiTitulo2" style:family="paragraph" style:parent-style-name="MiCuerpo1" style:master-page-name="">
      <style:paragraph-properties fo:margin-top="0.101cm" fo:margin-bottom="0.101cm" fo:text-align="center" style:justify-single-word="false" style:page-number="auto" fo:background-color="transparent" fo:padding="0.101cm" fo:border-left="none" fo:border-right="none" fo:border-top="none" fo:border-bottom="0.035cm solid #c0c0c0" style:shadow="none">
        <style:tab-stops/>
        <style:background-image/>
      </style:paragraph-properties>
      <style:text-properties fo:color="#99284c" fo:font-size="15pt"/>
    </style:style>
    <style:style style:name="MiTeclas1" style:family="text">
      <style:text-properties fo:color="#4b1f6f" style:font-name="Apple Garamond2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1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Lucida Grande" fo:font-size="11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order-top="none" fo:border-bottom="0.002cm solid #000000" fo:border-left="none" fo:border-right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6T12:27:10</meta:creation-date>
    <dc:date>2010-01-18T15:15:25</dc:date>
    <meta:editing-duration>PT16H46M30S</meta:editing-duration>
    <meta:editing-cycles>121</meta:editing-cycles>
    <meta:generator>OpenOffice.org/3.1$Linux OpenOffice.org_project/310m19$Build-9420</meta:generator>
    <meta:document-statistic meta:table-count="2" meta:image-count="2" meta:object-count="0" meta:page-count="1" meta:paragraph-count="79" meta:word-count="179" meta:character-count="1089"/>
  </office:meta>
</office:document-meta>
</file>